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A3E000002CE913E507749AC3A6B.png" manifest:media-type="image/png"/>
  <manifest:file-entry manifest:full-path="Pictures/1000000100000A70000005905C9C1ED8E85B6970.png" manifest:media-type="image/png"/>
  <manifest:file-entry manifest:full-path="Pictures/1000000100000A4E000003883A021EA1CF1ECA20.png" manifest:media-type="image/png"/>
  <manifest:file-entry manifest:full-path="Pictures/100000010000085400000460A3CFF2065B3C40E6.png" manifest:media-type="image/png"/>
  <manifest:file-entry manifest:full-path="Pictures/1000000100000A3E00000272095AB349AB8A01F8.png" manifest:media-type="image/png"/>
  <manifest:file-entry manifest:full-path="Pictures/1000000100000B2A00000486C0525C83B3389AD5.png" manifest:media-type="image/png"/>
  <manifest:file-entry manifest:full-path="Pictures/1000000100000A540000026E56FB257DB2DB9C30.png" manifest:media-type="image/png"/>
  <manifest:file-entry manifest:full-path="Pictures/100000010000018A000002245ACD983F95F2D4F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pitch="variable"/>
    <style:font-face style:name="Tahoma3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Two_20_columns-subtitle">
      <style:graphic-properties draw:fill-color="#ffffff" fo:min-height="8.347cm"/>
      <style:paragraph-properties style:writing-mode="lr-tb"/>
    </style:style>
    <style:style style:name="pr9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ffffff" loext:opacity="100%" loext:color-lum-mod="100%" loext:color-lum-off="0%"/>
    </style:style>
    <style:style style:name="P2" style:family="paragraph">
      <style:paragraph-properties style:writing-mode="lr-tb"/>
      <style:text-properties fo:color="#ffffff" loext:opacity="100%" loext:color-lum-mod="100%" loext:color-lum-off="0%"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color="#ffffff" loext:opacity="100%" loext:color-lum-mod="100%" loext:color-lum-off="0%" style:font-name="Times New Roman" fo:font-size="20pt" style:font-size-asian="20pt" style:language-asian="ru" style:country-asian="RU" style:font-name-complex="Times New Roman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20pt" style:font-size-asian="20pt" style:font-size-complex="20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size-asian="20pt" style:language-asian="ru" style:country-asian="RU" style:font-style-asian="normal" style:font-weight-asian="normal" style:font-name-complex="Times New 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1.27cm" svg:y="4.445cm" presentation:class="title" presentation:user-transformed="true">
          <draw:text-box>
            <text:p><text:span text:style-name="T1">Program store</text:span></text:p>
          </draw:text-box>
        </draw:frame>
        <draw:frame presentation:style-name="pr1" draw:text-style-name="P2" draw:layer="layout" svg:width="25cm" svg:height="1.829cm" svg:x="0.635cm" svg:y="12.776cm" presentation:class="title" presentation:user-transformed="true">
          <draw:text-box>
            <text:p><text:span text:style-name="T2">Белянин Иван | Горбатенко Антон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Описание <text:span text:style-name="T1">проекта</text:span></text:p>
          </draw:text-box>
        </draw:frame>
        <draw:frame presentation:style-name="pr4" draw:text-style-name="P5" draw:layer="layout" svg:width="12.57cm" svg:height="9.134cm" svg:x="1.4cm" svg:y="3.685cm" presentation:class="outline" presentation:user-transformed="true">
          <draw:text-box>
            <text:p><text:span text:style-name="T3">. На нашем интернет-магазине программного обеспечения вы можете легко и удобно приобрести программы для компьютеров. </text:span></text:p>
          </draw:text-box>
        </draw:frame>
        <draw:frame draw:style-name="gr2" draw:text-style-name="P6" draw:layer="layout" svg:width="6.949cm" svg:height="9.665cm" svg:x="17.145cm" svg:y="3.035cm">
          <draw:image xlink:href="Pictures/100000010000018A000002245ACD983F95F2D4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6.5cm" svg:height="1.8cm" svg:x="0.635cm" svg:y="4.55cm" presentation:class="title" presentation:user-transformed="true">
          <draw:text-box>
            <text:p><text:span text:style-name="T1">Главная страниц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draw:style-name="gr2" draw:text-style-name="P6" draw:layer="layout" svg:width="21.998cm" svg:height="8.912cm" svg:x="3.402cm" svg:y="3.175cm">
          <draw:image xlink:href="Pictures/1000000100000B2A00000486C0525C83B3389A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6.5cm" svg:height="1.8cm" svg:x="0.635cm" svg:y="4.55cm" presentation:class="title" presentation:user-transformed="true">
          <draw:text-box>
            <text:p><text:span text:style-name="T1">Каталог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draw:style-name="gr2" draw:text-style-name="P6" draw:layer="layout" svg:width="23.903cm" svg:height="12.555cm" svg:x="2.132cm" svg:y="1.27cm">
          <draw:image xlink:href="Pictures/100000010000085400000460A3CFF2065B3C40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6.5cm" svg:height="1.8cm" svg:x="0.635cm" svg:y="4.55cm" presentation:class="title" presentation:user-transformed="true">
          <draw:text-box>
            <text:p><text:span text:style-name="T1">Регистрация и Авторизация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3T3">
        <office:forms form:automatic-focus="false" form:apply-design-mode="false"/>
        <draw:frame draw:style-name="gr3" draw:text-style-name="P8" draw:layer="layout" svg:width="17.995cm" svg:height="6.166cm" svg:x="0.635cm" svg:y="1.454cm">
          <draw:image xlink:href="Pictures/1000000100000A4E000003883A021EA1CF1ECA20.png" xlink:type="simple" xlink:show="embed" xlink:actuate="onLoad" draw:mime-type="image/png">
            <text:p/>
          </draw:image>
        </draw:frame>
        <draw:frame draw:style-name="gr3" draw:text-style-name="P8" draw:layer="layout" svg:width="18.63cm" svg:height="4.382cm" svg:x="7.62cm" svg:y="8.953cm">
          <draw:image xlink:href="Pictures/1000000100000A540000026E56FB257DB2DB9C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6.5cm" svg:height="1.8cm" svg:x="0.635cm" svg:y="4.55cm" presentation:class="title" presentation:user-transformed="true">
          <draw:text-box>
            <text:p><text:span text:style-name="T1">Панель администратор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3T3">
        <office:forms form:automatic-focus="false" form:apply-design-mode="false"/>
        <draw:frame draw:style-name="gr2" draw:text-style-name="P6" draw:layer="layout" svg:width="26.588cm" svg:height="6.347cm" draw:transform="rotate (0.000174532925199433) translate (0.716cm 3.815cm)">
          <draw:image xlink:href="Pictures/1000000100000A3E00000272095AB349AB8A01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6.5cm" svg:height="1.8cm" svg:x="0.635cm" svg:y="4.55cm" presentation:class="title" presentation:user-transformed="true">
          <draw:text-box>
            <text:p><text:span text:style-name="T1">Отзыв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3T3">
        <office:forms form:automatic-focus="false" form:apply-design-mode="false"/>
        <draw:frame draw:style-name="gr3" draw:text-style-name="P8" draw:layer="layout" svg:width="23.075cm" svg:height="12.297cm" svg:x="2.325cm" svg:y="1.673cm">
          <draw:image xlink:href="Pictures/1000000100000A70000005905C9C1ED8E85B69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6.5cm" svg:height="1.8cm" svg:x="0.635cm" svg:y="4.55cm" presentation:class="title" presentation:user-transformed="true">
          <draw:text-box>
            <text:p><text:span text:style-name="T1">Гаранти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wo_20_columns" presentation:presentation-page-layout-name="AL3T3">
        <office:forms form:automatic-focus="false" form:apply-design-mode="false"/>
        <draw:frame draw:style-name="gr2" draw:text-style-name="P6" draw:layer="layout" svg:width="24.538cm" svg:height="6.718cm" svg:x="1.497cm" svg:y="4.077cm">
          <draw:image xlink:href="Pictures/1000000100000A3E000002CE913E507749AC3A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wo_20_columns" presentation:presentation-page-layout-name="AL4T32">
        <office:forms form:automatic-focus="false" form:apply-design-mode="false"/>
        <draw:frame presentation:style-name="pr8" draw:text-style-name="P9" draw:layer="layout" svg:width="26.5cm" svg:height="8.347cm" svg:x="0.4cm" svg:y="3.175cm" presentation:class="subtitle" presentation:user-transformed="true">
          <draw:text-box>
            <text:p><text:span text:style-name="T4">Заключение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pitch="variable"/>
    <style:font-face style:name="Tahoma3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font-name-asian="Tahoma1" style:font-family-asian="Tahoma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latin12compacttimestamp-2g5xjd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complex="Arial Unicode MS2" style:font-family-complex="'Arial Unicode MS'" style:font-family-generic-complex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Arial Unicode MS2" style:font-family-complex="'Arial Unicode MS'" style:font-family-generic-complex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PingFang SC1" style:font-family-asian="'PingFang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5:38:09.057182274</meta:creation-date>
    <meta:editing-duration>PT40M44S</meta:editing-duration>
    <meta:editing-cycles>6</meta:editing-cycles>
    <meta:generator>LibreOffice/7.4.3.2$MacOSX_AARCH64 LibreOffice_project/1048a8393ae2eeec98dff31b5c133c5f1d08b890</meta:generator>
    <dc:title>Portfolio</dc:title>
    <dc:date>2023-04-23T13:02:43.504018781</dc:date>
    <meta:document-statistic meta:object-count="106"/>
  </office:meta>
</office:document-meta>
</file>